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353cm" style:contextual-spacing="false" fo:line-height="150%" fo:text-align="justify" style:justify-single-word="false"/>
      <style:text-properties style:font-name="Arial1" fo:font-size="12pt" fo:language="pt" fo:country="BR" fo:font-weight="normal" officeooo:rsid="001aa424" officeooo:paragraph-rsid="001aa424" style:font-size-asian="12pt" style:font-weight-asian="normal" style:font-size-complex="12pt" style:font-weight-complex="normal"/>
    </style:style>
    <style:style style:name="P2" style:family="paragraph" style:parent-style-name="Standard">
      <style:paragraph-properties fo:margin-top="0cm" fo:margin-bottom="0.353cm" style:contextual-spacing="false" fo:line-height="150%" fo:text-align="justify" style:justify-single-word="false"/>
      <style:text-properties style:font-name="Arial" fo:font-size="12pt" fo:language="pt" fo:country="BR" fo:font-weight="normal" officeooo:paragraph-rsid="001a1eaf" style:font-size-asian="12pt" style:font-weight-asian="normal"/>
    </style:style>
    <style:style style:name="P3" style:family="paragraph" style:parent-style-name="Standard">
      <style:paragraph-properties fo:margin-top="0cm" fo:margin-bottom="0.353cm" style:contextual-spacing="false" fo:line-height="150%" fo:text-align="justify" style:justify-single-word="false"/>
      <style:text-properties style:font-name="Arial" fo:font-size="12pt" fo:language="pt" fo:country="BR" fo:font-weight="normal" officeooo:rsid="001a1eaf" officeooo:paragraph-rsid="001cbcc2" style:font-size-asian="12pt" style:font-weight-asian="normal" style:font-size-complex="16pt" style:font-weight-complex="bold"/>
    </style:style>
    <style:style style:name="P4" style:family="paragraph" style:parent-style-name="Standard">
      <style:paragraph-properties fo:margin-top="0cm" fo:margin-bottom="0.353cm" style:contextual-spacing="false" fo:line-height="150%" fo:text-align="justify" style:justify-single-word="false"/>
      <style:text-properties style:font-name="Arial" fo:font-size="12pt" fo:language="pt" fo:country="BR" fo:font-weight="normal" officeooo:paragraph-rsid="001aa424" style:font-size-asian="12pt" style:font-weight-asian="normal" style:font-size-complex="12pt"/>
    </style:style>
    <style:style style:name="P5" style:family="paragraph" style:parent-style-name="Standard">
      <style:paragraph-properties fo:margin-top="0cm" fo:margin-bottom="0.353cm" style:contextual-spacing="false" fo:line-height="150%" fo:text-align="justify" style:justify-single-word="false"/>
      <style:text-properties style:font-name="Arial" fo:font-size="12pt" fo:language="pt" fo:country="BR" fo:font-weight="normal" officeooo:rsid="001b2a51" officeooo:paragraph-rsid="001b2a51" style:font-size-asian="10.5pt" style:font-weight-asian="normal" style:font-size-complex="12pt" style:font-weight-complex="normal"/>
    </style:style>
    <style:style style:name="P6" style:family="paragraph" style:parent-style-name="Standard">
      <style:paragraph-properties fo:margin-top="0cm" fo:margin-bottom="0.353cm" style:contextual-spacing="false" fo:line-height="150%" fo:text-align="justify" style:justify-single-word="false"/>
      <style:text-properties style:font-name="Arial" fo:font-size="12pt" fo:language="pt" fo:country="BR" fo:font-weight="normal" officeooo:rsid="001cbcc2" officeooo:paragraph-rsid="001cbcc2" style:font-size-asian="10.5pt" style:font-weight-asian="normal" style:font-size-complex="12pt" style:font-weight-complex="normal"/>
    </style:style>
    <style:style style:name="P7" style:family="paragraph" style:parent-style-name="Standard">
      <style:paragraph-properties fo:margin-top="0cm" fo:margin-bottom="0.353cm" style:contextual-spacing="false" fo:line-height="150%" fo:text-align="justify" style:justify-single-word="false"/>
      <style:text-properties style:font-name="Arial" fo:font-size="12pt" fo:language="pt" fo:country="BR" fo:font-weight="normal" officeooo:rsid="001cbcc2" officeooo:paragraph-rsid="001e9b51" style:font-size-asian="10.5pt" style:font-weight-asian="normal" style:font-size-complex="12pt" style:font-weight-complex="normal"/>
    </style:style>
    <style:style style:name="P8" style:family="paragraph" style:parent-style-name="Standard">
      <style:paragraph-properties fo:margin-top="0cm" fo:margin-bottom="0.353cm" style:contextual-spacing="false" fo:line-height="150%" fo:text-align="justify" style:justify-single-word="false"/>
      <style:text-properties style:font-name="Arial" fo:font-size="16pt" fo:language="pt" fo:country="BR" fo:font-weight="bold" officeooo:rsid="001a1eaf" officeooo:paragraph-rsid="001cbcc2" style:font-size-asian="16pt" style:font-weight-asian="bold" style:font-size-complex="16pt" style:font-weight-complex="bold"/>
    </style:style>
    <style:style style:name="P9" style:family="paragraph" style:parent-style-name="Standard">
      <style:paragraph-properties fo:margin-top="0cm" fo:margin-bottom="0.353cm" style:contextual-spacing="false" fo:line-height="150%" fo:text-align="justify" style:justify-single-word="false"/>
      <style:text-properties style:font-name="Arial" fo:font-size="16pt" fo:language="pt" fo:country="BR" fo:font-weight="bold" style:font-size-asian="16pt" style:font-weight-asian="bold"/>
    </style:style>
    <style:style style:name="P10" style:family="paragraph" style:parent-style-name="Standard">
      <style:paragraph-properties fo:margin-top="0cm" fo:margin-bottom="0.353cm" style:contextual-spacing="false" fo:line-height="150%" fo:text-align="justify" style:justify-single-word="false"/>
      <style:text-properties style:font-name="Arial" fo:font-size="16pt" fo:language="pt" fo:country="BR" fo:font-weight="bold" officeooo:rsid="001900fb" officeooo:paragraph-rsid="001900fb" style:font-size-asian="16pt" style:font-weight-asian="bold"/>
    </style:style>
    <style:style style:name="P11" style:family="paragraph" style:parent-style-name="Standard">
      <style:paragraph-properties fo:margin-top="0cm" fo:margin-bottom="0.353cm" style:contextual-spacing="false" fo:line-height="150%" fo:text-align="justify" style:justify-single-word="false"/>
      <style:text-properties style:font-name="Arial" fo:font-size="16pt" fo:language="pt" fo:country="BR" fo:font-weight="bold" officeooo:rsid="001aa424" officeooo:paragraph-rsid="001aa424" style:font-size-asian="16pt" style:font-weight-asian="bold"/>
    </style:style>
    <style:style style:name="P12" style:family="paragraph" style:parent-style-name="Standard">
      <style:paragraph-properties fo:margin-top="0cm" fo:margin-bottom="0.353cm" style:contextual-spacing="false" fo:line-height="150%" fo:text-align="justify" style:justify-single-word="false"/>
      <style:text-properties style:font-name="Arial" fo:font-size="16pt" fo:language="pt" fo:country="BR" fo:font-weight="bold" officeooo:rsid="0019f6c2" officeooo:paragraph-rsid="0019f6c2" style:font-size-asian="14pt" style:font-weight-asian="bold" style:font-size-complex="16pt" style:font-weight-complex="bold"/>
    </style:style>
    <style:style style:name="P13" style:family="paragraph" style:parent-style-name="Standard">
      <style:paragraph-properties fo:margin-top="0cm" fo:margin-bottom="0.353cm" style:contextual-spacing="false" fo:line-height="150%" fo:text-align="justify" style:justify-single-word="false"/>
      <style:text-properties style:font-name="Arial" fo:font-size="16pt" fo:language="pt" fo:country="BR" fo:font-weight="bold" officeooo:rsid="0019f6c2" officeooo:paragraph-rsid="001cbcc2" style:font-size-asian="14pt" style:font-weight-asian="bold" style:font-size-complex="16pt" style:font-weight-complex="bold"/>
    </style:style>
    <style:style style:name="P14" style:family="paragraph" style:parent-style-name="Standard">
      <style:paragraph-properties fo:margin-top="0cm" fo:margin-bottom="0.353cm" style:contextual-spacing="false" fo:line-height="150%" fo:text-align="center" style:justify-single-word="false"/>
      <style:text-properties style:font-name="Arial" fo:font-size="18pt" fo:language="pt" fo:country="BR" fo:font-weight="bold" officeooo:rsid="001e9b51" officeooo:paragraph-rsid="001e9b51" style:font-size-asian="15.75pt" style:font-weight-asian="bold" style:font-size-complex="18pt"/>
    </style:style>
    <style:style style:name="P15" style:family="paragraph" style:parent-style-name="Standard">
      <style:paragraph-properties fo:margin-top="0cm" fo:margin-bottom="0.353cm" style:contextual-spacing="false" fo:line-height="150%" fo:text-align="justify" style:justify-single-word="false"/>
    </style:style>
    <style:style style:name="P16" style:family="paragraph" style:parent-style-name="Standard">
      <style:paragraph-properties fo:margin-top="0cm" fo:margin-bottom="0.353cm" style:contextual-spacing="false" fo:line-height="150%" fo:text-align="justify" style:justify-single-word="false"/>
      <style:text-properties fo:font-size="12pt" fo:font-weight="normal" officeooo:rsid="001aa424" officeooo:paragraph-rsid="001cbcc2" style:font-size-asian="12pt" style:font-weight-asian="normal" style:font-size-complex="12pt" style:font-weight-complex="normal"/>
    </style:style>
    <style:style style:name="P17" style:family="paragraph" style:parent-style-name="Standard">
      <style:paragraph-properties fo:margin-top="0cm" fo:margin-bottom="0.353cm" style:contextual-spacing="false" fo:line-height="150%" fo:text-align="start" style:justify-single-word="false"/>
      <style:text-properties style:font-name="Arial1" fo:font-size="14pt" officeooo:paragraph-rsid="001e9b51" style:font-size-asian="14pt" style:font-size-complex="14pt"/>
    </style:style>
    <style:style style:name="P18" style:family="paragraph" style:parent-style-name="Standard">
      <style:paragraph-properties fo:margin-top="0cm" fo:margin-bottom="0.353cm" style:contextual-spacing="false" fo:line-height="150%" fo:text-align="justify" style:justify-single-word="false"/>
      <style:text-properties style:font-name="Arial1" fo:font-size="14pt" style:font-size-asian="14pt" style:font-size-complex="14pt"/>
    </style:style>
    <style:style style:name="P19" style:family="paragraph" style:parent-style-name="Text_20_body">
      <style:paragraph-properties fo:line-height="150%" fo:text-align="justify" style:justify-single-word="false"/>
      <style:text-properties style:font-name="Arial1" fo:font-size="12pt" fo:font-weight="normal" style:font-size-asian="12pt" style:font-weight-asian="normal" style:font-size-complex="12pt" style:font-weight-complex="normal"/>
    </style:style>
    <style:style style:name="P20" style:family="paragraph" style:parent-style-name="Text_20_body">
      <style:paragraph-properties fo:line-height="150%" fo:text-align="justify" style:justify-single-word="false"/>
    </style:style>
    <style:style style:name="P21" style:family="paragraph" style:parent-style-name="Standard" style:master-page-name="Standard">
      <style:paragraph-properties fo:margin-top="0cm" fo:margin-bottom="0.353cm" style:contextual-spacing="false" fo:line-height="150%" fo:text-align="center" style:justify-single-word="false" style:page-number="auto"/>
      <style:text-properties style:font-name="Arial" fo:font-size="18pt" fo:language="pt" fo:country="BR" fo:font-weight="bold" officeooo:rsid="001e9b51" officeooo:paragraph-rsid="001e9b51" style:font-size-asian="15.75pt" style:font-weight-asian="bold" style:font-size-complex="18pt"/>
    </style:style>
    <style:style style:name="P22" style:family="paragraph" style:parent-style-name="Standard">
      <style:paragraph-properties fo:margin-top="0cm" fo:margin-bottom="0.353cm" style:contextual-spacing="false" fo:line-height="150%" fo:text-align="start" style:justify-single-word="false"/>
      <style:text-properties style:font-name="Arial1" fo:font-size="14pt" fo:language="pt" fo:country="BR" fo:font-weight="normal" officeooo:rsid="001e9b51" officeooo:paragraph-rsid="001e9b51" style:font-size-asian="14pt" style:font-weight-asian="normal" style:font-size-complex="14pt" style:font-weight-complex="normal"/>
    </style:style>
    <style:style style:name="P23" style:family="paragraph" style:parent-style-name="Standard">
      <style:paragraph-properties fo:margin-top="0cm" fo:margin-bottom="0.353cm" style:contextual-spacing="false" fo:line-height="150%" fo:text-align="justify" style:justify-single-word="false"/>
      <style:text-properties style:font-name="Arial1" fo:font-size="14pt" officeooo:rsid="001e9b51" officeooo:paragraph-rsid="001e9b51" style:font-size-asian="14pt" style:font-size-complex="14pt"/>
    </style:style>
    <style:style style:name="P24" style:family="paragraph" style:parent-style-name="Standard">
      <style:paragraph-properties fo:margin-top="0cm" fo:margin-bottom="0.353cm" style:contextual-spacing="false" fo:line-height="150%" fo:text-align="justify" style:justify-single-word="false"/>
      <style:text-properties style:font-name="Arial1" fo:font-size="14pt" officeooo:rsid="001f8e34" officeooo:paragraph-rsid="001f8e34" style:font-size-asian="14pt" style:font-size-complex="14pt"/>
    </style:style>
    <style:style style:name="P25" style:family="paragraph" style:parent-style-name="Standard">
      <style:paragraph-properties fo:margin-top="0cm" fo:margin-bottom="0.353cm" style:contextual-spacing="false" fo:line-height="150%" fo:text-align="justify" style:justify-single-word="false"/>
      <style:text-properties style:font-name="Arial1" fo:font-size="14pt" style:font-size-asian="14pt" style:font-size-complex="14pt"/>
    </style:style>
    <style:style style:name="P26" style:family="paragraph" style:parent-style-name="Standard">
      <style:paragraph-properties fo:margin-top="0cm" fo:margin-bottom="0.353cm" style:contextual-spacing="false" fo:line-height="150%" fo:text-align="justify" style:justify-single-word="false"/>
      <style:text-properties style:font-name="Arial" fo:font-size="16pt" fo:language="pt" fo:country="BR" fo:font-weight="bold" officeooo:paragraph-rsid="001f8e34" style:font-size-asian="16pt" style:font-weight-asian="bold"/>
    </style:style>
    <style:style style:name="P27" style:family="paragraph" style:parent-style-name="Standard" style:list-style-name="WWNum1">
      <style:paragraph-properties fo:margin-left="1.27cm" fo:margin-right="0cm" fo:margin-top="0cm" fo:margin-bottom="0.353cm" style:contextual-spacing="false" fo:line-height="150%" fo:text-align="justify" style:justify-single-word="false" fo:text-indent="-0.635cm" style:auto-text-indent="false">
        <style:tab-stops/>
      </style:paragraph-properties>
      <style:text-properties officeooo:paragraph-rsid="001cbcc2"/>
    </style:style>
    <style:style style:name="P28" style:family="paragraph" style:parent-style-name="Standard" style:list-style-name="WWNum1">
      <style:paragraph-properties fo:margin-left="1.27cm" fo:margin-right="0cm" fo:margin-top="0cm" fo:margin-bottom="0.353cm" style:contextual-spacing="false" fo:line-height="150%" fo:text-align="justify" style:justify-single-word="false" fo:text-indent="-0.635cm" style:auto-text-indent="false">
        <style:tab-stops/>
      </style:paragraph-properties>
      <style:text-properties style:font-name="Arial" fo:font-size="12pt" fo:language="pt" fo:country="BR" fo:font-weight="normal" officeooo:rsid="001a1eaf" officeooo:paragraph-rsid="001cbcc2" style:font-size-asian="12pt" style:font-weight-asian="normal" style:font-size-complex="16pt" style:font-weight-complex="bold"/>
    </style:style>
    <style:style style:name="T1" style:family="text">
      <style:text-properties style:font-name="Arial" fo:font-size="11pt" fo:language="pt" fo:country="BR" fo:font-weight="normal" style:font-size-asian="11pt" style:font-weight-asian="normal"/>
    </style:style>
    <style:style style:name="T2" style:family="text">
      <style:text-properties style:font-name="Arial" fo:font-size="12pt" fo:language="pt" fo:country="BR" fo:font-weight="normal" style:font-size-asian="12pt" style:font-weight-asian="normal"/>
    </style:style>
    <style:style style:name="T3" style:family="text">
      <style:text-properties style:font-name="Arial" fo:font-size="12pt" fo:language="pt" fo:country="BR" fo:font-weight="normal" officeooo:rsid="0014c955" style:font-size-asian="12pt" style:font-weight-asian="normal"/>
    </style:style>
    <style:style style:name="T4" style:family="text">
      <style:text-properties style:font-name="Arial" fo:font-size="12pt" fo:language="pt" fo:country="BR" fo:font-weight="normal" style:font-size-asian="12pt" style:font-weight-asian="normal" style:font-size-complex="12pt"/>
    </style:style>
    <style:style style:name="T5" style:family="text">
      <style:text-properties style:font-name="Arial" fo:font-size="12pt" fo:language="pt" fo:country="BR" fo:font-weight="normal" officeooo:rsid="0014c955" style:font-size-asian="12pt" style:font-weight-asian="normal" style:font-size-complex="12pt"/>
    </style:style>
    <style:style style:name="T6" style:family="text">
      <style:text-properties style:font-name="Arial" fo:font-size="12pt" fo:language="pt" fo:country="BR" fo:font-weight="normal" officeooo:rsid="0017c86b" style:font-size-asian="12pt" style:font-weight-asian="normal"/>
    </style:style>
    <style:style style:name="T7" style:family="text">
      <style:text-properties style:font-name="Arial" fo:font-size="12pt" fo:language="pt" fo:country="BR" fo:font-weight="normal" officeooo:rsid="001900fb" style:font-size-asian="12pt" style:font-weight-asian="normal"/>
    </style:style>
    <style:style style:name="T8" style:family="text">
      <style:text-properties style:font-name="Arial" fo:font-size="12pt" fo:language="pt" fo:country="BR" fo:font-weight="normal" officeooo:rsid="001a1eaf" style:font-size-asian="12pt" style:font-weight-asian="normal"/>
    </style:style>
    <style:style style:name="T9" style:family="text">
      <style:text-properties style:font-name="Arial" fo:font-size="12pt" fo:language="pt" fo:country="BR" fo:font-style="italic" fo:font-weight="normal" style:font-size-asian="12pt" style:font-style-asian="italic" style:font-weight-asian="normal" style:font-style-complex="italic"/>
    </style:style>
    <style:style style:name="T10" style:family="text">
      <style:text-properties style:font-name="Arial" fo:language="pt" fo:country="BR"/>
    </style:style>
    <style:style style:name="T11" style:family="text">
      <style:text-properties style:font-name="Arial" fo:language="pt" fo:country="BR" officeooo:rsid="001900fb"/>
    </style:style>
    <style:style style:name="T12" style:family="text">
      <style:text-properties fo:language="pt" fo:country="BR" fo:font-weight="normal" style:font-weight-asian="normal" style:font-weight-complex="normal"/>
    </style:style>
    <style:style style:name="T13" style:family="text">
      <style:text-properties fo:language="pt" fo:country="BR" fo:font-weight="normal" officeooo:rsid="001e9b51" style:font-weight-asian="normal" style:font-weight-complex="normal"/>
    </style:style>
    <style:style style:name="T14" style:family="text">
      <style:text-properties fo:color="#0000ff" style:font-name="Arial" fo:font-size="12pt" fo:language="pt" fo:country="BR" style:text-underline-style="solid" style:text-underline-width="auto" style:text-underline-color="font-color" fo:font-weight="normal" style:font-size-asian="12pt" style:font-weight-asian="normal"/>
    </style:style>
    <style:style style:name="T15" style:family="text">
      <style:text-properties fo:color="#0000ff" style:text-underline-style="solid" style:text-underline-width="auto" style:text-underline-color="font-color"/>
    </style:style>
    <style:style style:name="T16" style:family="text">
      <style:text-properties officeooo:rsid="0017c86b"/>
    </style:style>
    <style:style style:name="T17" style:family="text">
      <style:text-properties officeooo:rsid="001900fb"/>
    </style:style>
    <style:style style:name="T18" style:family="text">
      <style:text-properties officeooo:rsid="001aa424"/>
    </style:style>
    <style:style style:name="T19" style:family="text">
      <style:text-properties style:font-name="Arial1" fo:font-size="12pt" fo:font-weight="normal" style:font-size-asian="12pt" style:font-weight-asian="normal" style:font-size-complex="12pt" style:font-weight-complex="normal"/>
    </style:style>
    <style:style style:name="T20" style:family="text">
      <style:text-properties style:font-name="Arial1" fo:font-size="12pt" fo:font-weight="normal" officeooo:rsid="001b2a51" style:font-size-asian="12pt" style:font-weight-asian="normal" style:font-size-complex="12pt" style:font-weight-complex="normal"/>
    </style:style>
    <style:style style:name="T21" style:family="text">
      <style:text-properties style:font-name="Arial1" fo:font-size="12pt" fo:font-weight="normal" officeooo:rsid="001cbcc2" style:font-size-asian="12pt" style:font-weight-asian="normal" style:font-size-complex="12pt" style:font-weight-complex="normal"/>
    </style:style>
    <style:style style:name="T22" style:family="text">
      <style:text-properties fo:font-size="12pt" fo:font-weight="normal" style:font-size-asian="12pt" style:font-weight-asian="normal"/>
    </style:style>
    <style:style style:name="T23" style:family="text">
      <style:text-properties fo:font-size="12pt" fo:font-weight="normal" officeooo:rsid="001900fb" style:font-size-asian="12pt" style:font-weight-asian="normal"/>
    </style:style>
    <style:style style:name="T24" style:family="text">
      <style:text-properties fo:font-size="12pt" fo:font-weight="normal" officeooo:rsid="0014c955" style:font-size-asian="12pt" style:font-weight-asian="normal"/>
    </style:style>
    <style:style style:name="T25" style:family="text">
      <style:text-properties fo:font-size="12pt" fo:font-weight="normal" officeooo:rsid="00148ac0" style:font-size-asian="12pt" style:font-weight-asian="normal"/>
    </style:style>
    <style:style style:name="T26" style:family="text">
      <style:text-properties fo:font-size="12pt" fo:font-weight="normal" officeooo:rsid="00165343" style:font-size-asian="12pt" style:font-weight-asian="normal"/>
    </style:style>
    <style:style style:name="T27" style:family="text">
      <style:text-properties officeooo:rsid="001e9b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Grupo 6 <text:s/>- <text:s/>Projeto 5</text:p>
      <text:p text:style-name="P14">Relatório Final</text:p>
      <text:p text:style-name="P22"/>
      <text:p text:style-name="P17"><text:span text:style-name="T13">Antonio Carlos Baptista - </text:span>9360691 </text:p>
      <text:p text:style-name="P18"><text:span text:style-name="T12">Keven Aderson Gomes Figueiredo - </text:span>9278070 </text:p>
      <text:p text:style-name="P24">Felipe Appel - 8519204</text:p>
      <text:p text:style-name="P18">Gisely Alves Brandao - 8921454 </text:p>
      <text:p text:style-name="P23">Rafael Condez Gosson Pavarini - 9360986</text:p>
      <text:p text:style-name="P26"/>
      <text:p text:style-name="P9">Introdução</text:p>
      <text:p text:style-name="P4"><text:span text:style-name="T16"><text:tab/>No âmbito contemporâneo de acesso à informação e o crescente movimento por dados abertos, nos encontramos em uma pequena luta pela publicação efetiva de dados abertos por parte de alguns órgãos governamentais. </text:span>Foi escolhido pelo grupo desenvolver o projeto 5, o qual envolve desenvolver um calendário unificado de todas as audiências públicas do poder executivo da cidade de São Paulo. Além disso, o calendário também deve apresentar filtro por assunto, orgão Público, subprefeitura, secretária, e também pesquisas por período. Nesse relatório será tratado <text:span text:style-name="T16">a metodologia da abordagem do tema</text:span>,os problemas enfrentados durante a sua implementação <text:span text:style-name="T17">e como eles foram contornados,</text:span> como o grupo foi orientado a abordar <text:span text:style-name="T18">o problema, e como foi feita a implementação da aplicação final</text:span>. </text:p>
      <text:p text:style-name="P10"/>
      <text:p text:style-name="P10"><text:soft-page-break/>Metodologia</text:p>
      <text:p text:style-name="P15"><text:span text:style-name="T2"><text:tab/>A princ</text:span><text:span text:style-name="T6">í</text:span><text:span text:style-name="T2">pio, foi decidido pelo grupo pesquisar nos portais das secretarias as datas das audiências públicas, </text:span><text:span text:style-name="T3">as quais </text:span><text:span text:style-name="T2">supostamente deveriam ser publicadas </text:span><text:span text:style-name="T3">nos sites das respectivas secretarias</text:span><text:span text:style-name="T2">. </text:span><text:span text:style-name="T3">Entretanto, vimos que isso não acontece na maioria dos casos.</text:span><text:span text:style-name="T2"> </text:span><text:span text:style-name="T4">Geralmente, <text:s/></text:span><text:span text:style-name="T5">esses portais</text:span><text:span text:style-name="T4"> apresentam uma aba onde está escrito "Participação Social", por onde você poderia consultar se há alguma <text:s/>audiência marcada ou passada</text:span><text:span text:style-name="T1">.</text:span><text:span text:style-name="T2"> Todavia, alguns </text:span><text:span text:style-name="T7">empecilhos de acesso à <text:s/>informação</text:span><text:span text:style-name="T2"> foram encontrados nos portais, </text:span><text:span text:style-name="T7">os quais serão </text:span><text:span text:style-name="T8">citados mais adiante, e <text:s/>acabamos desistindo de utilizar os portais das secretarias.</text:span></text:p>
      <text:p text:style-name="P15"><text:span text:style-name="T2"><text:tab/>Dado </text:span><text:span text:style-name="T8">estes</text:span><text:span text:style-name="T2"> não mantinham compromisso com a divulgação </text:span><text:span text:style-name="T3">íntegra</text:span><text:span text:style-name="T2"> das audiências públicas, a princ</text:span><text:span text:style-name="T8">í</text:span><text:span text:style-name="T2">pio decidimos buscar as informações das audiências no Diário Oficial, todavia tratar os dados utilizando essa plataforma seria no mínimo complicado, pois ter</text:span><text:span text:style-name="T7">í</text:span><text:span text:style-name="T2">amos que extraí-los de um </text:span><text:span text:style-name="T9">pdf</text:span><text:span text:style-name="T2">, já que o Diário Oficial não publica em formato aberto. Em face dessa situação, </text:span><text:span text:style-name="T3">surgiu a ideia de</text:span><text:span text:style-name="T2"> utilizar a plataforma Diário Livre, a qual é </text:span><text:span text:style-name="T3">pertinente</text:span><text:span text:style-name="T2"> para o tratamento e análise dos dados sobre as audiências, porquanto el</text:span><text:span text:style-name="T3">a</text:span><text:span text:style-name="T2"> publica todos os dados em formato aberto.</text:span></text:p>
      <text:p text:style-name="P9"/>
      <text:p text:style-name="P11">Implementação da aplicação CaLivre</text:p>
      <text:p text:style-name="P1"><text:tab/>As tecnologias utilizadas em nosso projetos podem ser divididas em 2 partes – front end e back end. Essa primeira utilizamos do muito conhecido HTML, CSS e Javascript, porém adicionada a isso utilizamos de uma framework que agiliza e fortalece a criação de aplicações baseadas no modelo MVC – o Angular. Com ele a escrita de código HTML e Javascript fica extremamente mais compacta e rápida, o que nos permitiu focar na lógica de negócio da nossa aplicação ao invés de ajustes e debug do código. Outro grande ganho da utilização deste framework é a facilidade de criação de APIs, que é crucial dentro do nosso trabalho. </text:p>
      <text:p text:style-name="P19"><text:soft-page-break/><text:tab/>Para o desenvolvimento do back-end, pensamos em uma ferramenta que pudesse possibilitar o desenvolvimento rápido, que facilitasse a integração com o nosso front-end em Angular e que também fosse capaz de desenvolver o processamento de linguagem natural requirido para extração de dados do Diário Livre. Então, para essa segunda divisão escolhemos o framework Django, escrito na linguagem Python. Além de ser open-source e possuir uma ótima documentação e bibliotecas incriveis que facilitam a criação de APIs – como o django_rest_framework, o Django consegue ter compatibilidade com scripts Python, que por sua vez foi nossa linguagem utilizada no "recupera calendário" - script responsável pelo data mining e data cleaning dos eventos de audiência públicas listados no Diário Livre. </text:p>
      <text:p text:style-name="P19"><text:tab/>Para a estrutura de nossa aplicação foi pensado o design em microserviços. Pois além de tornar o sistema modular, acabou facilitando o desenvolvimento individual de cada parte do nosso projeto. Assim, separadamente temos dentro do Calendário Livre: "recupera_calendario" - responsável por retirada, processamento e transformação de todos os eventos listados no diário livre. "site calendario-livre" - que utiliza da API para apresentação dos dados utilizando nossa estrutura de front-end. Por último a API, que apesar de listada junto com o front-end (dentro do mesmo projeto Django), funciona totalmente separada, possibilitando que outras aplicações utilizem-na como desejarem, não se prendendo a forma com a qual mostramos os eventos no calendário. </text:p>
      <text:p text:style-name="P20"><text:span text:style-name="T19"><text:tab/>Um dos grandes desafios de nosso projeto, além da complexidade computacional para poder se extrair dados do diário livre sem existência de um padrão, foi como alocar esse script dentro de nosso projeto. Por mais simples que possa parecer, a forma de simplesmente alocar o arquivo junto ao nosso código, no Heroku (plataforma cloud que utilizamos para o desenvolvimento do projeto) não é suportado. Assim, uma das alternativas foi utilizar de workers para habilitar a execução desse script a cada 6h, para atualização do front-end, o que acabou também não acontecendo uma vez que a biblioteca disponível para essa </text:span><text:soft-page-break/><text:span text:style-name="T19">tarefa não estava bem documentada e não havia suporte. Então foi decidido outra alternativa, a utilização de um host separado dedicado somente a extração de dados do diário livre, assim, caso fosse necessário expandir esse sistema, seria fácil, e ao mesmo tempo poderia vir a servir como uma fonte de dados processados em formato livre. Infelizmente essa </text:span><text:span text:style-name="T21">ú</text:span><text:span text:style-name="T19">ltima parte de integração ainda não foi feita, então o processo de atualização do nosso site se encontra semiautomático, onde é necessário rodar o script, recuperar os objetos de eventos e coloc</text:span><text:span text:style-name="T20">á</text:span><text:span text:style-name="T19">-los dentro de nosso website. </text:span></text:p>
      <text:p text:style-name="P2"/>
      <text:p text:style-name="P12">Conclusão</text:p>
      <text:p text:style-name="P6"><text:tab/>Acreditamos que a aplicação desenvolvida, quando completada, será de grande ajuda para aqueles que tem interesse de acompanhar audiências públicas e não conseguem devido a falta de compromisso das secretárias com a publicação destas.</text:p>
      <text:p text:style-name="P7"><text:tab/>Além disso, durante o desenvolver do projeto, notamos como seria mais fácil e simples a implementação da aplicação caso os dados fossem disponibilizados corretamente e em formato aberto. Também, não só seria simples para nós, como também para as secretarias, as quais, caso algum dia se comprometam a publicar as datas devidamente, poderiam usar da nossa aplicação para a divulgação dessas ou até mesmo criar junto a nós um sistema onde toda vez que uma data fosse publicada, esta iria automaticamente pro calendário.</text:p>
      <text:p text:style-name="P7"><text:span text:style-name="T27"><text:tab/>O projeto com certeza será útil</text:span>, e caso não seja finalizado por nós, deixamos <text:span text:style-name="T27">o <text:s/>software em formato livre</text:span> <text:s/>para que qualquer um que sentir vontade possa se juntar e acrescentar um pouco de si n<text:span text:style-name="T27">ele.</text:span></text:p>
      <text:p text:style-name="P8">Discussões</text:p>
      <text:p text:style-name="P3"><text:tab/>A seguir serão elencados os problemas deparados nos portais das <text:soft-page-break/>secret<text:span text:style-name="T18">a</text:span>rias <text:span text:style-name="T18">e a orientação nos dada em relação a tais problemas</text:span>. <text:span text:style-name="T18">Além disso, </text:span>também <text:span text:style-name="T18">será</text:span> <text:span text:style-name="T18">discutido</text:span> <text:span text:style-name="T18">como o Diário Livre foi utilizado para consulta de datas de audiências públicas e os problemas deparados durante a filtragem de textos e extração dessas datas</text:span>.</text:p>
      <text:p text:style-name="P3"><text:tab/>Durante as pesquisas nos portais das secretarias, foram encontrados os seguintes problemas: </text:p>
      <text:list xml:id="list5539042312366972447" text:style-name="WWNum1">
        <text:list-item>
          <text:p text:style-name="P27"><text:span text:style-name="T2"><text:s/>A secretaria não estava em dia com as publicações das audi</text:span><text:span text:style-name="T7">ê</text:span><text:span text:style-name="T2">ncias públicas (site que supostamente possuí as audiências relacionadas à secretaria da educação: </text:span><text:a xlink:type="simple" xlink:href="https://drive.google.com/file/d/0BwAvgoprcZe2MUE5N09UR0hIZ2s/view" text:style-name="Internet_20_link"><text:span text:style-name="T14">https://drive.google.com/file/d/0BwAvgoprcZe2MUE5N09UR0hIZ2s/view</text:span></text:a><text:span text:style-name="T2">)</text:span></text:p>
        </text:list-item>
        <text:list-item>
          <text:p text:style-name="P27"><text:span text:style-name="T2">A secretaria sequer publicava as datas das audiências, publicando apenas um verbete sobre o que é uma audi</text:span><text:span text:style-name="T7">ê</text:span><text:span text:style-name="T2">ncia pública (site que supostamente possuí as audiências relacionadas à secretaria do verde e meio ambiente: </text:span><text:a xlink:type="simple" xlink:href="http://www.prefeitura.sp.gov.br/cidade/secretarias/meio_ambiente/participacao_social/consultas_publicas/index.php?p=162274" text:style-name="Internet_20_link"><text:span text:style-name="T14">http://www.prefeitura.sp.gov.br/cidade/secretarias/meio_ambiente/participacao_social/consultas_publicas/index.php?p=162274</text:span></text:a><text:span text:style-name="T2">)</text:span></text:p>
        </text:list-item>
        <text:list-item>
          <text:p text:style-name="P27"><text:span text:style-name="T2">O portal da secretaria sequer apresentava a aba "Participação Social" (</text:span><text:a xlink:type="simple" xlink:href="http://www.prefeitura.sp.gov.br/cidade/secretarias/saude/" text:style-name="Internet_20_link"><text:span text:style-name="T14">http://www.prefeitura.sp.gov.br/cidade/secretarias/saude/</text:span></text:a><text:span text:style-name="T2">)</text:span></text:p>
        </text:list-item>
        <text:list-item>
          <text:p text:style-name="P28">Em casos curiosos, também é possível encontrar o portal com descrições em latim sobre audiências (<text:a xlink:type="simple" xlink:href="http://www.prefeitura.sp.gov.br/cidade/secretarias/habitacao/participacao_social/audiencias_publicas/index.php?p=180558" text:style-name="Internet_20_link"><text:span text:style-name="T15">http://www.prefeitura.sp.gov.br/cidade/secretarias/habitacao/participacao_social/audiencias_publicas/index.php?p=180558</text:span></text:a>)</text:p>
        </text:list-item>
      </text:list>
      <text:p text:style-name="P16"><text:span text:style-name="T10"><text:tab/>Em vista de tais problemas e relatando-os para a professora Gisele, foi proposto por ela duas opções: realizar um diagnóstico profundo do problema, consultando as secretarias e o motivo de as audi</text:span><text:span text:style-name="T11">ê</text:span><text:span text:style-name="T10">ncias não serem publicadas corretamente, ou continuar com a ideia de desenvolver a aplicação do calend</text:span><text:span text:style-name="T11">á</text:span><text:span text:style-name="T10">rio unificado. Em face dessas duas opções, o grupo concordou em realizar o desenvolvimento da aplicação, e assim, como dito outrora, decidimos </text:span><text:soft-page-break/><text:span text:style-name="T10">usar o Diário Livre como base de extração das datas.</text:span></text:p>
      <text:p text:style-name="P13"><text:span text:style-name="T22"><text:tab/>Realizando uma pesquisa mais afundo na plataforma do Di</text:span><text:span text:style-name="T23">á</text:span><text:span text:style-name="T22">rio Livre, desc</text:span><text:span text:style-name="T23">o</text:span><text:span text:style-name="T22">brimos que se fiz</text:span><text:span text:style-name="T23">é</text:span><text:span text:style-name="T22">ssemos uma busca filtrada pela palavra chave "Audiência Pública" conseguir</text:span><text:span text:style-name="T23">í</text:span><text:span text:style-name="T22">amos pegar a</text:span><text:span text:style-name="T24">s publicações que tratavam de audiências p</text:span><text:span text:style-name="T23">ú</text:span><text:span text:style-name="T24">blicas e dessas publicações extrair a data de uma audiência marcada.</text:span><text:span text:style-name="T22"> </text:span><text:span text:style-name="T24">T</text:span><text:span text:style-name="T22">odavia, vinham algumas publicações como Atas de audiências passadas. Através da utilização de expressões regulares poderíamos excluir essas Atas na hora da pesquisa, e também conseguir</text:span><text:span text:style-name="T23">í</text:span><text:span text:style-name="T22">amos pegar as datas das audiências. Todavia, notamos que as datas publicadas no texto nem sempre se relacionavam à data que a audiência pública de fato aconteceria. Por exemplo, por vezes encontramos datas que referenciavam ao dia em que a audiência pública seria marcada, e não a data a qual ela aconteceria. Para contornar </text:span><text:span text:style-name="T25">este problema </text:span><text:span text:style-name="T24">com datas </text:span><text:span text:style-name="T26">que</text:span><text:span text:style-name="T24"> não corresponde</text:span><text:span text:style-name="T26">m</text:span><text:span text:style-name="T24"> a uma audiência</text:span><text:span text:style-name="T25">, decidimos elaborar o calend</text:span><text:span text:style-name="T23">á</text:span><text:span text:style-name="T25">rio </text:span><text:span text:style-name="T23">onde o </text:span><text:span text:style-name="T25">usuário possa visualizar uma possível data de audiência marcada e autenticar se essa data é válida. A autenticação </text:span><text:span text:style-name="T22">de uma data</text:span><text:span text:style-name="T25"> é feita da seguinte maneira: quando </text:span><text:span text:style-name="T22">esta</text:span><text:span text:style-name="T25"> é armazenada no calendário, junto </text:span><text:span text:style-name="T22">a ela está</text:span><text:span text:style-name="T25"> o link do Diário Livre da onde essa data foi retirada. O usuário pode acessar o link, ler o texto, e verificar se de fato essa refer</text:span><text:span text:style-name="T22">ê</text:span><text:span text:style-name="T25">ncia a uma audiência já marcada. Caso seja, ele dará um voto positivo, e caso não, um voto negativo. A partir de certa quantidade de votos, a data é de fato autenticada no calend</text:span><text:span text:style-name="T22">á</text:span><text:span text:style-name="T25">rio ou excluída. Nessa solução, vimos a oportunidade de </text:span><text:span text:style-name="T24">angariar a participação social em questão de cobrança do poder público por divulgação de informações de caráter público de forma mais clara e devida, </text:span><text:span text:style-name="T22">pelo menos em relação às audiências públicas</text:span><text:span text:style-name="T24">.</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1T23:10:48.655535462</dc:date>
    <meta:editing-duration>PT24M43S</meta:editing-duration>
    <meta:editing-cycles>5</meta:editing-cycles>
    <meta:generator>LibreOffice/4.2.8.2$Linux_X86_64 LibreOffice_project/420m0$Build-2</meta:generator>
    <meta:document-statistic meta:table-count="0" meta:image-count="0" meta:object-count="0" meta:page-count="6" meta:paragraph-count="30" meta:word-count="1509" meta:character-count="10022" meta:non-whitespace-character-count="8512"/>
  </office:meta>
</office:document-meta>
</file>